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7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est: 0.0, 0.0, 0.0, xyz</text:p>
      <text:p text:style-name="Standard">Result: 0.0, -0.0, 0.0, 1.0 </text:p>
      <text:p text:style-name="Standard"/>
      <text:p text:style-name="Standard">Request: 1.57, 1.57, 1.57, xyz</text:p>
      <text:p text:style-name="Standard">Result: 0.707106500935, 0.000281543941648, 0.707106500935, 0.000844632003482 </text:p>
      <text:p text:style-name="Standard"/>
      <text:p text:style-name="Standard">Request: 1.57, 0.0, 0.0, xyz</text:p>
      <text:p text:style-name="Standard">Result: 0.706825181105, -0.0, 0.0, 0.707388269167 </text:p>
      <text:p text:style-name="Standard"/>
      <text:p text:style-name="Standard">Request: 0.0, 1.57, 0.0, xyz</text:p>
      <text:p text:style-name="Standard">Result: 0.0, 0.706825181105, 0.0, 0.707388269167 </text:p>
      <text:p text:style-name="Standard"/>
      <text:p text:style-name="Standard">Request: 0.0, 0.0, 1.57, xyz</text:p>
      <text:p text:style-name="P1">Result: 0.0, -0.0, 0.706825181105, 0.707388269167</text:p>
      <text:p text:style-name="P1"><text:s/></text:p>
      <text:p text:style-name="Standard">Request: 3.14, 0.0, 0.0, xyz</text:p>
      <text:p text:style-name="P1">Result: 0.999999682932, -0.0, 0.0, 0.000796326710733</text:p>
      <text:p text:style-name="P1"><text:s/></text:p>
      <text:p text:style-name="Standard">Request: 0.0, 3.14, 0.0, xyz</text:p>
      <text:p text:style-name="Standard">Result: 0.0, 0.999999682932, 0.0, 0.000796326710733 </text:p>
      <text:p text:style-name="Standard"/>
      <text:p text:style-name="Standard">Request: 0.0, 0.0, 3.14, xyz</text:p>
      <text:p text:style-name="P1">Result: 0.0, -0.0, 0.999999682932, 0.000796326710733</text:p>
      <text:p text:style-name="P1"><text:s/></text:p>
      <text:p text:style-name="Standard">Request: -1.57, 0.0, 0.0, xyz</text:p>
      <text:p text:style-name="Standard">Result: -0.706825181105, 0.0, 0.0, 0.707388269167 </text:p>
      <text:p text:style-name="Standard"/>
      <text:p text:style-name="Standard">Request: 0.0, -1.57, 0.0, xyz</text:p>
      <text:p text:style-name="Standard">Result: 0.0, -0.706825181105, 0.0, 0.707388269167 </text:p>
      <text:p text:style-name="Standard"/>
      <text:p text:style-name="Standard">Request: 0.0, 0.0, -1.57, xyz</text:p>
      <text:p text:style-name="Standard">Result: 0.0, 0.0, -0.706825181105, 0.707388269167 </text:p>
      <text:p text:style-name="Standard"/>
      <text:p text:style-name="Standard">Request: 1.57, 1.57, 0.0, xyz</text:p>
      <text:p text:style-name="Standard">Result: 0.499999841466, 0.499999841466, 0.499601836645, 0.500398163355 </text:p>
      <text:p text:style-name="Standard"/>
      <text:p text:style-name="Standard">Request: 1.57, 0.0, 1.57, xyz</text:p>
      <text:p text:style-name="Standard">Result: 0.499999841466, -0.499601836645, 0.499999841466, 0.500398163355 </text:p>
      <text:p text:style-name="Standard"/>
      <text:p text:style-name="Standard">Request: 0.0, 1.57, 1.57, xyz</text:p>
      <text:p text:style-name="Standard">Result: 0.499601836645, 0.499999841466, 0.499999841466, 0.500398163355 </text:p>
      <text:p text:style-name="Standard"/>
      <text:p text:style-name="Standard">Request: 1.57, 1.57, 0.0, yxz</text:p>
      <text:p text:style-name="Standard">Result: 0.499999841466, 0.499999841466, -0.499601836645, 0.500398163355 </text:p>
      <text:p text:style-name="Standard"/>
      <text:p text:style-name="Standard">Request: 1.57, 0.0, 1.57, yxz</text:p>
      <text:p text:style-name="Standard">Result: 0.499601836645, 0.499999841466, 0.499999841466, 0.500398163355 </text:p>
      <text:p text:style-name="Standard"/>
      <text:p text:style-name="Standard">Request: 0.0, 1.57, 1.57, yxz</text:p>
      <text:p text:style-name="Standard">Result: 0.499999841466, -0.499601836645, 0.499999841466, 0.500398163355 </text:p>
      <text:p text:style-name="Standard"/>
      <text:p text:style-name="Standard">Request: 1.57, 1.57, 0.0, zyx</text:p>
      <text:p text:style-name="Standard"><text:soft-page-break/>Result: -0.499601836645, 0.499999841466, 0.499999841466, 0.500398163355 </text:p>
      <text:p text:style-name="Standard"/>
      <text:p text:style-name="Standard">Request: 1.57, 0.0, 1.57, zyx</text:p>
      <text:p text:style-name="Standard">Result: 0.499999841466, 0.499601836645, 0.499999841466, 0.500398163355 </text:p>
      <text:p text:style-name="Standard"/>
      <text:p text:style-name="Standard">Request: 0.0, 1.57, 1.57, zyx</text:p>
      <text:p text:style-name="Standard">Result: 0.499999841466, 0.499999841466, -0.499601836645, 0.500398163355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9T22:06:35.411260733</meta:creation-date>
    <dc:date>2024-02-09T22:14:49.085502233</dc:date>
    <meta:editing-duration>PT8M16S</meta:editing-duration>
    <meta:editing-cycles>1</meta:editing-cycles>
    <meta:document-statistic meta:table-count="0" meta:image-count="0" meta:object-count="0" meta:page-count="2" meta:paragraph-count="43" meta:word-count="200" meta:character-count="1779" meta:non-whitespace-character-count="1599"/>
    <meta:generator>LibreOffice/6.0.7.3$Linux_X86_64 LibreOffice_project/00m0$Build-3</meta:generator>
  </office:meta>
</office:document-meta>
</file>